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0.494cm"/>
    </style:style>
    <style:style style:name="co26" style:family="table-column">
      <style:table-column-properties fo:break-before="auto" style:column-width="6.563cm"/>
    </style:style>
    <style:style style:name="co27" style:family="table-column">
      <style:table-column-properties fo:break-before="auto" style:column-width="7.916cm"/>
    </style:style>
    <style:style style:name="co28" style:family="table-column">
      <style:table-column-properties fo:break-before="auto" style:column-width="12.095cm"/>
    </style:style>
    <style:style style:name="co29" style:family="table-column">
      <style:table-column-properties fo:break-before="auto" style:column-width="3.493cm"/>
    </style:style>
    <style:style style:name="co30" style:family="table-column">
      <style:table-column-properties fo:break-before="auto" style:column-width="6.05cm"/>
    </style:style>
    <style:style style:name="co31" style:family="table-column">
      <style:table-column-properties fo:break-before="auto" style:column-width="2.829cm"/>
    </style:style>
    <style:style style:name="co32" style:family="table-column">
      <style:table-column-properties fo:break-before="auto" style:column-width="0.445cm"/>
    </style:style>
    <style:style style:name="co33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21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21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8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LU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이코데믹 ~특수 수사 사건부 X-FILE~</text:p>
          </table:table-cell>
          <table:table-cell table:style-name="ce33" office:value-type="string" calcext:value-type="string">
            <text:p>TOKYO PSYCHODEMIC</text:p>
          </table:table-cell>
          <table:table-cell table:style-name="ce62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×시네마틱・리얼 과학수사 시뮬레이션 게임</text:p>
          </table:table-cell>
          <table:table-cell table:style-name="ce53" table:content-validation-name="val2" office:value-type="string" calcext:value-type="string">
            <text:p>GRAVITY GAME ARIS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영웅모집</text:p>
          </table:table-cell>
          <table:table-cell table:style-name="ce33" office:value-type="string" calcext:value-type="string">
            <text:p>Heroes Wanted</text:p>
          </table:table-cell>
          <table:table-cell table:style-name="ce62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Gameplet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그로맨스</text:p>
          </table:table-cell>
          <table:table-cell table:style-name="ce33" office:value-type="string" calcext:value-type="string">
            <text:p>PIGROMANCE</text:p>
          </table:table-cell>
          <table:table-cell table:style-name="ce62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잔혹동화 어드벤처</text:p>
          </table:table-cell>
          <table:table-cell table:style-name="ce53" table:content-validation-name="val2" office:value-type="string" calcext:value-type="string">
            <text:p>OAA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MiBAKO - Mythology of Cube -</text:p>
          </table:table-cell>
          <table:table-cell table:style-name="ce62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맵크래프트×퍼즐×배틀×RPG</text:p>
          </table:table-cell>
          <table:table-cell table:style-name="ce53" table:content-validation-name="val2" office:value-type="string" calcext:value-type="string">
            <text:p>GRAVITY GAME ARIS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a X</text:p>
          </table:table-cell>
          <table:table-cell table:style-name="ce62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횡스크롤 액션 RPG</text:p>
          </table:table-cell>
          <table:table-cell table:style-name="ce53" table:content-validation-name="val2" office:value-type="string" calcext:value-type="string">
            <text:p>Superacid</text:p>
          </table:table-cell>
          <table:table-cell table:style-name="ce46" table:content-validation-name="val2" office:value-type="string" calcext:value-type="string">
            <text:p>Manlev Games</text:p>
          </table:table-cell>
          <table:table-cell table:style-name="ce80" table:content-validation-name="val3" office:value-type="string" calcext:value-type="string">
            <text:p>Superaci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ambles</text:p>
          </table:table-cell>
          <table:table-cell table:style-name="ce62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텍스트 RPG, 덱빌딩, 로그라이크</text:p>
          </table:table-cell>
          <table:table-cell table:style-name="ce53" table:content-validation-name="val2" office:value-type="string" calcext:value-type="string">
            <text:p>EXL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APSONIC BOLD</text:p>
          </table:table-cell>
          <table:table-cell table:style-name="ce62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리듬 액션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31">
            <calcext:condition calcext:apply-style-name="Error" calcext:value="duplicate" calcext:base-cell-address="list.B3"/>
          </calcext:conditional-format>
          <calcext:conditional-format calcext:target-range-address="list.C3:list.C331">
            <calcext:condition calcext:apply-style-name="Error" calcext:value="duplicate" calcext:base-cell-address="list.C3"/>
          </calcext:conditional-format>
          <calcext:conditional-format calcext:target-range-address="list.A3:list.A331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43"/>
        <table:table-column table:style-name="co16" table:default-cell-style-name="Default"/>
        <table:table-column table:style-name="co17" table:default-cell-style-name="ce149"/>
        <table:table-column table:style-name="co18" table:default-cell-style-name="ce149"/>
        <table:table-column table:style-name="co19" table:default-cell-style-name="ce149"/>
        <table:table-column table:style-name="co20" table:default-cell-style-name="Default"/>
        <table:table-column table:style-name="co21" table:default-cell-style-name="ce16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97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97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97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7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97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97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97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2">
          <table:table-cell table:style-name="ce97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97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97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97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97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7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97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97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97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97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97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97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97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2">
          <table:table-cell table:style-name="ce97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8">
          <table:table-cell table:style-name="ce97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97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97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2" office:value-type="string" calcext:value-type="string">
            <text:p>dummy</text:p>
          </table:table-cell>
          <table:table-cell table:style-name="ce83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97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97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97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97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97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8">
          <table:table-cell table:style-name="ce97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97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97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97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97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97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97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2">
          <table:table-cell table:style-name="ce97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97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97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97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97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97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97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97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97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97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97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97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8">
          <table:table-cell table:style-name="ce97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97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97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97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97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97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97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97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97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97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97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97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97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97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97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97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97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7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97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97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97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97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3 developer.D115:developer.D215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9" table:default-cell-style-name="ce129"/>
        <table:table-column table:style-name="co25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5" table:default-cell-style-name="ce14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0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310:list.C311" table:on-update-keep-styles="true" table:on-update-keep-size="false"/>
        <table:database-range table:name="publisher_name_list" table:target-range-address="publisher.A2:publisher.A1066" table:on-update-keep-styles="true" table:on-update-keep-size="false"/>
        <table:database-range table:name="__Anonymous_Sheet_DB__0" table:target-range-address="list.B2:list.I33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09:05:43.68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8T09:12:16.175000000</dc:date>
    <meta:editing-duration>P3DT4H10M11S</meta:editing-duration>
    <meta:editing-cycles>1225</meta:editing-cycles>
    <meta:document-statistic meta:table-count="4" meta:cell-count="388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